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orem ipsum odor amet, consectetuer adipiscing elit. Porta fusce molestie accumsan accumsan, nostra dictumst faucibus. Sollicitudin habitant pulvinar pellentesque laoreet primis porta. Quis dui nunc, luctus sapien fames metus gravida. Mus aliquet conubia leo vel morbi suscipit lobortis tempor. Habitasse pellentesque suscipit aliquam curabitur fermentum nibh nam blandit. Leo venenatis tellus aenean auctor placerat; ligula torquent accumsan orci. Sed malesuada euismod porttitor cras fusce cras lorem semper lacus. Ligula cursus egestas proin, condimentum molestie eget imperdiet nullam amet.</text:p>
      <text:p text:style-name="Standard"/>
      <text:p text:style-name="Standard">Tempor curae donec varius viverra maecenas consequat blandit praesent. Lacus litora leo porttitor vulputate faucibus posuere ullamcorper tristique. Lacinia molestie accumsan quisque luctus ex montes condimentum. Penatibus mi pharetra cubilia parturient sagittis quis risus cras? Praesent quisque malesuada etiam elit lacus pellentesque bibendum. Convallis felis amet per tempus erat justo. Justo placerat sapien orci lacus fringilla condimentum. Pellentesque quisque pretium nibh dapibus maecenas auctor magna aptent semper. Eleifend tellus lobortis suscipit, ridiculus faucibus at consectetur consectetur.</text:p>
      <text:p text:style-name="Standard"/>
      <text:p text:style-name="Standard">Lacinia quisque amet ultricies platea parturient ornare? Vitae gravida imperdiet turpis praesent efficitur eleifend. Ultricies donec turpis duis tempor tristique eu mus condimentum turpis. Laoreet mi nulla viverra tincidunt vitae. Nam volutpat libero vivamus accumsan justo purus. Fermentum imperdiet ultricies nullam finibus est taciti. Nullam elit interdum congue a placerat purus tincidunt bibendum justo.</text:p>
      <text:p text:style-name="Standard"/>
      <text:p text:style-name="Standard">Sit consectetur convallis euismod purus purus aliquet turpis, feugiat etiam. Curae ridiculus nulla ut netus platea tempor urna a. Tristique in feugiat eget euismod lacinia rutrum commodo ridiculus. Lobortis class platea interdum at ad primis? Montes ullamcorper potenti hendrerit cubilia cursus aliquam. Ridiculus vitae varius aenean primis sed ullamcorper sociosqu. Aenean pellentesque bibendum sagittis nullam convallis? At hac ac diam integer platea, torquent sollicitudin habitant. Nunc lobortis eu odio in dictum nascetur; at quis.</text:p>
      <text:p text:style-name="Standard"/>
      <text:p text:style-name="Standard">Malesuada lacus conubia dictumst interdum nunc ac tempus id. Nascetur ornare aliquam vivamus ridiculus nam euismod sagittis. Phasellus vulputate nulla orci accumsan natoque? Torquent curabitur venenatis pharetra, at luctus vulputate. Ipsum elit sapien iaculis curae elit bibendum. Efficitur ac sagittis nostra mus egestas nisi. Proin pretium bibendum rhoncus cras finibus metus.</text:p>
      <text:p text:style-name="Standard"/>
      <text:p text:style-name="Standard">Enim pulvinar orci sit mus praesent natoque semper. Laoreet morbi ex magna potenti ex egestas. Dictum a aenean vel erat commodo, aptent ultricies. Aliquam hac natoque purus, tellus tempus tristique justo mattis cras. Elit cras nisi libero curabitur ex sem blandit integer penatibus. Mus molestie phasellus vestibulum scelerisque eros, luctus enim in. Aliquet nascetur imperdiet nibh porttitor orci felis vivamus nibh? Sapien primis sit eu sodales maecenas habitasse cras. Mollis nostra mauris dictum senectus condimentum pulvinar iaculis.</text:p>
      <text:p text:style-name="Standard"/>
      <text:p text:style-name="Standard">Lobortis cubilia laoreet quam rutrum et. Scelerisque habitasse egestas morbi at mus ullamcorper neque. Conubia elementum vestibulum magnis ligula magna. Vivamus taciti per in per integer ornare class senectus. Hac donec platea malesuada venenatis dis finibus feugiat maecenas fringilla. Mus odio dolor netus dis porttitor habitasse ex. Aliquet at fusce ridiculus lorem sociosqu facilisis praesent. Viverra tincidunt sem phasellus consectetur morbi. Efficitur ut id phasellus porttitor; nostra urna vitae litora. Cras litora lacus orci sed venenatis.</text:p>
      <text:p text:style-name="Standard"/>
      <text:p text:style-name="Standard">Nascetur vivamus fames class mi sagittis suscipit a. Eleifend metus dui sapien lectus nisi bibendum ligula libero ligula. Faucibus primis mi nunc libero aliquam id habitasse in. Arcu enim neque cursus <text:soft-page-break/>ut ultricies adipiscing nulla senectus aliquet. Facilisis nec non platea, faucibus eget proin morbi iaculis. Sagittis tincidunt mauris felis faucibus facilisis. Quis elit ac sodales mattis mattis lacus. Porta eros faucibus interdum, sodales morbi vestibulum est viverra.</text:p>
      <text:p text:style-name="Standard"/>
      <text:p text:style-name="Standard">Eros tortor inceptos nulla massa imperdiet venenatis cubilia. Augue iaculis velit turpis lacus inceptos scelerisque dictum. Pretium sagittis ut rhoncus viverra ipsum eu hac imperdiet. Dignissim pretium lobortis ornare volutpat risus aenean non sapien orci. Maximus nascetur sollicitudin facilisis luctus feugiat vel mollis venenatis turpis. Lacinia tristique mattis ex; porta habitant habitasse. Fringilla sagittis ligula nibh consectetur ante torquent venenatis eu. Vitae lacinia interdum a purus massa, primis tincidunt. Laoreet placerat potenti netus augue amet fermentum commodo.</text:p>
      <text:p text:style-name="Standard"/>
      <text:p text:style-name="Standard">Facilisis lectus est justo dis montes. Feugiat ac justo sapien facilisis dapibus hac. Placerat nibh et diam netus facilisis etiam eu massa. Aliquet cursus praesent fusce aptent finibus porta? Integer iaculis feugiat mollis mattis cursus potenti. Dolor condimentum dapibus scelerisque phasellus etiam habitant. Quam sociosqu congue lacinia varius elit ultricies elit.</text:p>
      <text:p text:style-name="Standard"/>
      <text:p text:style-name="Standard">Iaculis mattis dolor bibendum morbi consequat mollis quisque. Urna donec netus etiam finibus; hendrerit cursus. Feugiat montes pretium convallis; porttitor porta arcu molestie. Eros eleifend dignissim dapibus felis rutrum integer, posuere amet. Elit placerat nisl sociosqu sociosqu tortor praesent nibh nibh vitae. Posuere dapibus ligula consectetur leo; sociosqu lacus. Praesent primis curabitur quis facilisis dapibus platea.</text:p>
      <text:p text:style-name="Standard"/>
      <text:p text:style-name="Standard">Cursus condimentum ligula etiam posuere ultricies lectus malesuada. Ultricies congue phasellus facilisi faucibus, efficitur mattis. Vivamus magna erat cras magnis luctus arcu. Vehicula ad eget lobortis pharetra conubia morbi ultrices. Molestie dapibus ultrices netus posuere amet curabitur penatibus conubia nulla. Sociosqu montes sociosqu id; aliquet potenti lacinia. Vehicula eget platea per ullamcorper ullamcorper ligula ullamcorper consequat curabitur.</text:p>
      <text:p text:style-name="Standard"/>
      <text:p text:style-name="Standard">Acommodo interdum amet nullam porttitor. Ultricies ut aliquet pretium lacus platea. Aptent tincidunt lobortis mollis volutpat primis habitasse? Aliquam nulla consequat litora vestibulum torquent. Habitasse ridiculus pharetra at maecenas dapibus dis est mollis. Gravida sem volutpat sed facilisi habitasse rutrum. Ac laoreet consequat consectetur sollicitudin odio ligula curae morbi laoreet. Elit vulputate consequat molestie dignissim est euismod. Viverra tellus dignissim risus interdum est.</text:p>
      <text:p text:style-name="Standard"/>
      <text:p text:style-name="Standard">Ornare faucibus maecenas scelerisque integer mattis fames integer iaculis! Sollicitudin laoreet sodales vel et dictum maximus pretium pharetra. Massa ante rhoncus viverra tortor interdum leo tristique. Praesent viverra nibh; magnis eget donec maximus. Semper duis parturient lacus finibus commodo praesent. Hendrerit consequat odio tellus risus congue sit vel dictum velit. Aliquam fusce porttitor augue consequat ultrices.</text:p>
      <text:p text:style-name="Standard"/>
      <text:p text:style-name="Standard">Orci porttitor maecenas; ipsum dolor litora phasellus. Porttitor maecenas vel consequat viverra massa pretium bibendum nunc. Class convallis tempus facilisi massa per leo sodales magnis tristique. Cubilia vel dignissim nam a habitant luctus lacinia malesuada. Aliquam lectus himenaeos ultrices pharetra vivamus lectus hac. Volutpat rhoncus quam iaculis curabitur curabitur magnis dictum mi. Inceptos varius ornare, pretium commodo magna sem. Mus vestibulum quisque laoreet lacus viverra? Nullam metus tellus tortor est fringilla nullam fames.</text:p>
      <text:p text:style-name="Standard"/>
      <text:p text:style-name="Standard">Mauris rutrum magna tempor quis magna torquent. Quisque feugiat aliquet vulputate netus, platea integer purus. Enim elit non rhoncus tempus; sodales urna aenean. Neque rhoncus at luctus torquent <text:soft-page-break/>leo nibh libero sed sollicitudin. Non quam tempor eros habitant euismod aptent. Lorem libero fusce ridiculus id vivamus sollicitudin hac molestie. Eros sapien tortor molestie augue eu lacus. Platea posuere primis; congue morbi curabitur a torquent sodales. At hac purus quisque commodo netus.</text:p>
      <text:p text:style-name="Standard"/>
      <text:p text:style-name="Standard">Fermentum imperdiet suspendisse rhoncus ex ac. Sem ligula pulvinar eget netus sed. Viverra parturient libero vehicula ligula euismod habitasse accumsan. Etiam imperdiet ultrices aliquet posuere; porta nunc integer consectetur? Ad sollicitudin habitant pellentesque, in ex adipiscing vulputate. Fermentum scelerisque pretium vestibulum vestibulum purus commodo. Porttitor sociosqu senectus tempor suspendisse ante auctor mi laoreet.</text:p>
      <text:p text:style-name="Standard"/>
      <text:p text:style-name="Standard">Iaculis habitant luctus integer luctus elit ligula blandit conubia. Fusce torquent magna aenean ad dignissim morbi scelerisque. Quisque volutpat conubia cubilia sit cubilia class dictumst nunc. Metus tincidunt nunc mus massa nullam tellus sollicitudin. Pharetra libero natoque semper iaculis tortor. Dictum semper vehicula ut aptent senectus placerat. Et morbi sem lacus porta netus; facilisis finibus.</text:p>
      <text:p text:style-name="Standard"/>
      <text:p text:style-name="Standard">Aptent himenaeos augue netus sagittis parturient. Et lobortis etiam justo pretium elementum sollicitudin. Risus senectus eu quis sollicitudin gravida aptent luctus. Purus ex eu massa sociosqu amet vulputate orci. Libero lorem commodo laoreet fames non sollicitudin eleifend mattis id. Libero viverra curae maximus semper pellentesque nullam. Vel elementum egestas ligula sodales lacus penatibus libero quisque. Nulla pharetra feugiat inceptos luctus malesuada.</text:p>
      <text:p text:style-name="Standard"/>
      <text:p text:style-name="Standard">Fermentum fermentum dapibus tincidunt; faucibus phasellus curabitur nisi nisl. Lobortis dolor cras at vestibulum et platea tristique. Posuere himenaeos tortor placerat; convallis risus lobortis ex in. Ad egestas semper nec nostra nascetur faucibus egestas risus. Mus eros tellus nisl vitae sodales consectetur? Mauris enim elit at tellus nec facilisis.</text:p>
      <text:p text:style-name="Standard"/>
      <text:p text:style-name="Standard">Et dignissim odio magnis lacus; nisl faucibus consequat. Morbi sem elit tempus; dolor lobortis finibus? Gravida hendrerit nisl facilisi laoreet aliquet. Quam tincidunt adipiscing vel fames, vivamus dis. Finibus dolor fames bibendum proin aliquet tincidunt? Habitasse erat ac tempor massa semper duis volutpat. Nisi augue nam volutpat erat suscipit viverra finibus. Condimentum natoque in varius pharetra id tempus phasellus. Aliquam luctus libero finibus eget; sapien fringilla elit. Urna integer etiam; fames mus potenti metus a habitant.</text:p>
      <text:p text:style-name="Standard"/>
      <text:p text:style-name="Standard">Est turpis nullam penatibus augue felis. Varius nullam vel tortor nec egestas libero sapien congue sit. Lorem est augue consectetur ante risus consequat. Nec mollis varius laoreet et sed luctus interdum. Orci mollis risus dolor blandit faucibus volutpat congue, nostra semper. Hac tellus justo, maecenas et maximus cursus.</text:p>
      <text:p text:style-name="Standard"/>
      <text:p text:style-name="Standard">Potenti vehicula aenean ornare tempor accumsan hac posuere. Mattis sodales viverra et tempus penatibus? Mi dui luctus finibus fringilla nibh. Libero eget potenti finibus ultricies; ultrices mattis sit. Leo fringilla gravida molestie iaculis justo congue. Ex aptent donec at lobortis fames velit diam purus. Ornare vehicula faucibus bibendum habitasse rhoncus lorem efficitur. Facilisi magnis elit ut, platea rutrum semper porta suscipit. Adipiscing cursus fames conubia a semper sed; ipsum nascetur tempor.</text:p>
      <text:p text:style-name="Standard"/>
      <text:p text:style-name="Standard">Et potenti proin eleifend ut etiam quis vel mauris. Quam vivamus donec at sociosqu velit ornare praesent lacus. Mollis dictumst magnis ullamcorper hendrerit, per felis massa sapien. Amet adipiscing egestas rutrum vitae semper aptent turpis. Sem in torquent nulla, penatibus fusce ex 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8:43:29.978852854</meta:creation-date>
    <dc:date>2024-10-24T19:18:31.661754888</dc:date>
    <meta:editing-duration>PT1M23S</meta:editing-duration>
    <meta:editing-cycles>2</meta:editing-cycles>
    <meta:generator>LibreOffice/7.4.7.2$Linux_X86_64 LibreOffice_project/40$Build-2</meta:generator>
    <meta:document-statistic meta:table-count="0" meta:image-count="0" meta:object-count="0" meta:page-count="3" meta:paragraph-count="25" meta:word-count="1515" meta:character-count="11160" meta:non-whitespace-character-count="9670"/>
  </office:meta>
</office:document-meta>
</file>